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1" style:family="table">
      <style:table-properties style:width="17cm" table:align="margins"/>
    </style:style>
    <style:style style:name="Tabel1.A" style:family="table-column">
      <style:table-column-properties style:column-width="5.667cm" style:rel-column-width="21845*"/>
    </style:style>
    <style:style style:name="Tabel1.A1" style:family="table-cell">
      <style:table-cell-properties fo:padding="0.097cm" fo:border-left="0.002cm solid #000000" fo:border-right="none" fo:border-top="0.002cm solid #000000" fo:border-bottom="0.002cm solid #000000"/>
    </style:style>
    <style:style style:name="Tabel1.B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B2" style:family="table-cell">
      <style:table-cell-properties fo:padding="0.097cm" fo:border-left="0.002cm solid #000000" fo:border-right="0.002cm solid #000000" fo:border-top="none" fo:border-bottom="0.002cm solid #000000"/>
    </style:style>
    <style:style style:name="Tabel1.B4" style:family="table-cell" style:data-style-name="N0">
      <style:table-cell-properties fo:padding="0.097cm" fo:border-left="0.002cm solid #000000" fo:border-right="none"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Table_20_Contents">
      <style:text-properties fo:font-weight="bold" style:font-weight-asian="bold" style:font-weight-complex="bold"/>
    </style:style>
    <style:style style:name="P4" style:family="paragraph" style:parent-style-name="Table_20_Contents">
      <style:paragraph-properties fo:text-align="end" style:justify-single-word="false"/>
      <style:text-properties fo:font-weight="bold" style:font-weight-asian="bold" style:font-weight-complex="bold"/>
    </style:style>
    <style:style style:name="P5" style:family="paragraph" style:parent-style-name="Table_20_Contents">
      <style:paragraph-properties fo:text-align="end" style:justify-single-word="false"/>
    </style:style>
    <style:style style:name="P6" style:family="paragraph" style:parent-style-name="Table_20_Contents">
      <style:paragraph-properties fo:text-align="center" style:justify-single-word="false"/>
    </style:style>
    <style:style style:name="T1" style:family="text">
      <style:text-properties fo:font-weight="bold" style:font-weight-asian="bold" style:font-weight-complex="bold"/>
    </style:style>
    <number:number-style style:name="N0">
      <number:number number:min-integer-digits="1"/>
    </number:number-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6.36</text:p>
      <text:p text:style-name="P1"/>
      <text:p text:style-name="P2">36.36.1</text:p>
      <text:p text:style-name="P2">For det første har vi skeleton-koden med interfaces. Derefter er der civilization varianten hotciv</text:p>
      <text:p text:style-name="P2">som er indenfor hotciv domænet. Collabrating classes er kommunikationen med vores strategies</text:p>
      <text:p text:style-name="P2">og det er customizable da ikke afhænger af den specifikke implementation af strategies.</text:p>
      <text:p text:style-name="P2">igen spiller vores strategies ind da de både er et genbrug af designet og vores kompositionelle</text:p>
      <text:p text:style-name="P2">design lever op til framework karakteristika da vi har defineret et sæt strategies som arbejder</text:p>
      <text:p text:style-name="P2">sammen ligemeget den konkrete implementation og de kan kombineres som man har lyst til.</text:p>
      <text:p text:style-name="P2">Alt dette indenfor hotciv domænet der er en invariant af civ.</text:p>
      <text:p text:style-name="P2"/>
      <text:p text:style-name="P2">36.36.2</text:p>
      <text:p text:style-name="P2">Frozen:</text:p>
      <text:p text:style-name="P2">GameImpl – endOfTurn er et eksempel er et eksempel på frozen spot da den dikterer at blå er den</text:p>
      <text:p text:style-name="P2">sidste spiller inden en runde ender.</text:p>
      <text:p text:style-name="P2">Udover det er vores CityImpl og frozen.</text:p>
      <text:p text:style-name="P2"/>
      <text:p text:style-name="P2">Hot:</text:p>
      <text:p text:style-name="P2">strategies – man kan definere nye strategies for world, de forskeliige age etc. og dermed tilføje specialiseret kode.</text:p>
      <text:p text:style-name="P2">factories – definer hvilke hooks der er.</text:p>
      <text:p text:style-name="P2"/>
      <text:p text:style-name="P2">36.36.3</text:p>
      <text:p text:style-name="P2">Vores abstract factory giver en inversion control da man specificerer konkrete implementationer af</text:p>
      <text:p text:style-name="P2">interfaces(strategypattern fx getAttackStratetgy-pattern) med andre ord man skal blot definere hvilke regler man vil bruge og så lave et nyt spil med en factory der har de regler og derefter klarer game og factory det selv.</text:p>
      <text:p text:style-name="P2"/>
      <text:p text:style-name="P2">36.36.4</text:p>
      <text:p text:style-name="P2">separation:</text:p>
      <text:p text:style-name="P2">et eksempel på separation kunne være moveUnit i GameImpl som brugergetAttackStrategy som hook interface. Den definerer variansen i kamp mere specifikt EpsilonCivAttack</text:p>
      <text:p text:style-name="P2">Unification:vi har ikke nogen abstract methods.<text:span text:style-name="T1"> &lt;--- check om det er sandt!</text:span></text:p>
      <text:p text:style-name="Standard"/>
      <text:p text:style-name="P2">36.36.5</text:p>
      <text:p text:style-name="P2"/>
      <table:table table:name="Tabel1" table:style-name="Tabel1">
        <table:table-column table:style-name="Tabel1.A" table:number-columns-repeated="3"/>
        <table:table-row>
          <table:table-cell table:style-name="Tabel1.A1" office:value-type="string">
            <text:p text:style-name="P3">Frozen code</text:p>
          </table:table-cell>
          <table:table-cell table:style-name="Tabel1.B1" table:number-columns-spanned="2" office:value-type="string">
            <text:p text:style-name="P4">Linier kode</text:p>
          </table:table-cell>
          <table:covered-table-cell/>
        </table:table-row>
        <table:table-row>
          <table:table-cell table:style-name="Tabel1.A2" office:value-type="string">
            <text:p text:style-name="Table_20_Contents">Framework + standard + factories + strategies</text:p>
          </table:table-cell>
          <table:table-cell table:style-name="Tabel1.B2" table:number-columns-spanned="2" office:value-type="string">
            <text:p text:style-name="P5"/>
          </table:table-cell>
          <table:covered-table-cell/>
        </table:table-row>
        <table:table-row>
          <table:table-cell table:style-name="Tabel1.A2" office:value-type="string">
            <text:p text:style-name="P3">Variant</text:p>
          </table:table-cell>
          <table:table-cell table:style-name="Tabel1.A2" office:value-type="string">
            <text:p text:style-name="P3">Linier kode</text:p>
          </table:table-cell>
          <table:table-cell table:style-name="Tabel1.B2" office:value-type="string">
            <text:p text:style-name="P3">% af total</text:p>
          </table:table-cell>
        </table:table-row>
        <table:table-row>
          <table:table-cell table:style-name="Tabel1.A2" office:value-type="string">
            <text:p text:style-name="Table_20_Contents">AlphaCiv</text:p>
          </table:table-cell>
          <table:table-cell table:style-name="Tabel1.B4" office:value-type="float" office:value="177">
            <text:p text:style-name="P6">177</text:p>
          </table:table-cell>
          <table:table-cell table:style-name="Tabel1.B2" office:value-type="string">
            <text:p text:style-name="P6"/>
          </table:table-cell>
        </table:table-row>
        <table:table-row>
          <table:table-cell table:style-name="Tabel1.A2" office:value-type="string">
            <text:p text:style-name="Table_20_Contents">BetaCiv</text:p>
          </table:table-cell>
          <table:table-cell table:style-name="Tabel1.B4" office:value-type="float" office:value="195">
            <text:p text:style-name="P6">195</text:p>
          </table:table-cell>
          <table:table-cell table:style-name="Tabel1.B2" office:value-type="string">
            <text:p text:style-name="P6"/>
          </table:table-cell>
        </table:table-row>
        <table:table-row>
          <table:table-cell table:style-name="Tabel1.A2" office:value-type="string">
            <text:p text:style-name="Table_20_Contents">GammaCiv</text:p>
          </table:table-cell>
          <table:table-cell table:style-name="Tabel1.B4" office:value-type="float" office:value="180">
            <text:p text:style-name="P6">180</text:p>
          </table:table-cell>
          <table:table-cell table:style-name="Tabel1.B2" office:value-type="string">
            <text:p text:style-name="P6"/>
          </table:table-cell>
        </table:table-row>
        <table:table-row>
          <table:table-cell table:style-name="Tabel1.A2" office:value-type="string">
            <text:p text:style-name="Table_20_Contents">DeltaCiv</text:p>
          </table:table-cell>
          <table:table-cell table:style-name="Tabel1.B4" office:value-type="float" office:value="209">
            <text:p text:style-name="P6">209</text:p>
          </table:table-cell>
          <table:table-cell table:style-name="Tabel1.B2" office:value-type="string">
            <text:p text:style-name="P6"/>
          </table:table-cell>
        </table:table-row>
        <table:table-row>
          <table:table-cell table:style-name="Tabel1.A2" office:value-type="string">
            <text:p text:style-name="Table_20_Contents">EpsilonCiv</text:p>
          </table:table-cell>
          <table:table-cell table:style-name="Tabel1.B4" office:value-type="float" office:value="222">
            <text:p text:style-name="P6">222</text:p>
          </table:table-cell>
          <table:table-cell table:style-name="Tabel1.B2" office:value-type="string">
            <text:p text:style-name="P6"/>
          </table:table-cell>
        </table:table-row>
        <table:table-row>
          <table:table-cell table:style-name="Tabel1.A2" office:value-type="string">
            <text:p text:style-name="Table_20_Contents">ZetaCiv</text:p>
          </table:table-cell>
          <table:table-cell table:style-name="Tabel1.B4" office:value-type="float" office:value="184">
            <text:p text:style-name="P6">184</text:p>
          </table:table-cell>
          <table:table-cell table:style-name="Tabel1.B2" office:value-type="string">
            <text:p text:style-name="P6"/>
          </table:table-cell>
        </table:table-row>
        <table:table-row>
          <table:table-cell table:style-name="Tabel1.A2" office:value-type="string">
            <text:p text:style-name="Table_20_Contents">SemiCiv</text:p>
          </table:table-cell>
          <table:table-cell table:style-name="Tabel1.B4" office:value-type="float" office:value="312">
            <text:p text:style-name="P6">312</text:p>
          </table:table-cell>
          <table:table-cell table:style-name="Tabel1.B2" office:value-type="string">
            <text:p text:style-name="P6"/>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12-13T19:46:03.79</meta:creation-date>
    <dc:date>2012-12-13T21:41:43.59</dc:date>
    <meta:editing-duration>PT1H48M35S</meta:editing-duration>
    <meta:editing-cycles>3</meta:editing-cycles>
    <meta:generator>OpenOffice.org/3.3$Win32 OpenOffice.org_project/330m20$Build-9567</meta:generator>
    <meta:document-statistic meta:table-count="1" meta:image-count="0" meta:object-count="0" meta:page-count="1" meta:paragraph-count="45" meta:word-count="275" meta:character-count="1738"/>
  </office:meta>
</office:document-meta>
</file>